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86cm"/>
    </style:style>
    <style:style style:name="co2" style:family="table-column">
      <style:table-column-properties fo:break-before="auto" style:column-width="1.637cm"/>
    </style:style>
    <style:style style:name="co3" style:family="table-column">
      <style:table-column-properties fo:break-before="auto" style:column-width="5.782cm"/>
    </style:style>
    <style:style style:name="co4" style:family="table-column">
      <style:table-column-properties fo:break-before="auto" style:column-width="5.93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3.13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Nimbus Roman No9 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3333"/>
    </style:style>
  </office:automatic-styles>
  <office:body>
    <office:spreadsheet>
      <table:table table:name="massue_bento_v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7" table:default-cell-style-name="ce5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Stock 17/06/16</text:p>
          </table:table-cell>
          <table:table-cell table:style-name="ce1" office:value-type="string" calcext:value-type="string">
            <text:p>Mouser P/N</text:p>
          </table:table-cell>
          <table:table-cell table:style-name="ce1" office:value-type="string" calcext:value-type="string">
            <text:p>Mouser unit price (net, €, x1)</text:p>
          </table:table-cell>
          <table:table-cell table:style-name="ce1" office:value-type="string" calcext:value-type="string">
            <text:p>Mouser total price</text:p>
          </table:table-cell>
          <table:table-cell table:style-name="ce1" office:value-type="string" calcext:value-type="string">
            <text:p>Farnell P/N</text:p>
          </table:table-cell>
          <table:table-cell table:style-name="ce1" office:value-type="string" calcext:value-type="string">
            <text:p>Farnell unit price (net, €, x1)</text:p>
          </table:table-cell>
          <table:table-cell table:style-name="ce1" office:value-type="string" calcext:value-type="string">
            <text:p>Farnell total price</text:p>
          </table:table-cell>
          <table:table-cell table:style-name="ce1" table:number-columns-repeated="1012"/>
          <table:table-cell/>
        </table:table-row>
        <table:table-row table:style-name="ro1">
          <table:table-cell office:value-type="string" calcext:value-type="string">
            <text:p>C1, 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<text:a xlink:href="http://www.mouser.fr/ProductDetail/Vishay-Vitramon/VJ0603A470JXACW1BC/?qs=sGAEpiMZZMs0AnBnWHyRQPe9JChIosyV8F7xYMoxlIE%3D" xlink:type="simple">77-VJ0603A470JXACBC</text:a></text:p>
          </table:table-cell>
          <table:table-cell office:value-type="float" office:value="0.054" calcext:value-type="float">
            <text:p>0,054</text:p>
          </table:table-cell>
          <table:table-cell table:formula="of:=[.G2]*[.B2]" office:value-type="float" office:value="0.108" calcext:value-type="float">
            <text:p>0,108</text:p>
          </table:table-cell>
          <table:table-cell office:value-type="string" calcext:value-type="string">
            <text:p><text:a xlink:href="http://fr.farnell.com/multicomp/mc0603n470j500ct/condensateur-mlcc-c0g-np0-47pf/dp/1759062" xlink:type="simple">1759062</text:a></text:p>
          </table:table-cell>
          <table:table-cell table:style-name="ce3" office:value-type="float" office:value="0.0097" calcext:value-type="float">
            <text:p>0,0097</text:p>
          </table:table-cell>
          <table:table-cell table:formula="of:=[.J2]*[.B2]" office:value-type="float" office:value="0.0194" calcext:value-type="float">
            <text:p>0,01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3-C7,C9-C13,C18,C24,C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603</text:p>
          </table:table-cell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<text:a xlink:href="http://www.mouser.fr/ProductDetail/Vishay-Vitramon/VJ0603Y104JXJPW1BC/?qs=sGAEpiMZZMs0AnBnWHyRQHefeAIkSpb%2FXslI4StyMdM%3D" xlink:type="simple">VJ0603Y104JXJPW1BC</text:a></text:p>
          </table:table-cell>
          <table:table-cell office:value-type="float" office:value="0.054" calcext:value-type="float">
            <text:p>0,054</text:p>
          </table:table-cell>
          <table:table-cell table:formula="of:=[.G3]*[.B3]" office:value-type="float" office:value="0.702" calcext:value-type="float">
            <text:p>0,702</text:p>
          </table:table-cell>
          <table:table-cell table:style-name="ce4" office:value-type="string" calcext:value-type="string">
            <text:p><text:a xlink:href="http://fr.farnell.com/multicomp/mc0603b104k250ct/condensateur-mlcc-0603-x7r-25v/dp/1759037" xlink:type="simple">1759037 </text:a></text:p>
          </table:table-cell>
          <table:table-cell office:value-type="float" office:value="0.0073" calcext:value-type="float">
            <text:p>0,0073</text:p>
          </table:table-cell>
          <table:table-cell table:formula="of:=[.J3]*[.B3]" office:value-type="float" office:value="0.0949" calcext:value-type="float">
            <text:p>0,09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_0603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<text:a xlink:href="http://www.mouser.fr/ProductDetail/Vishay-Vitramon/VJ0603Y103KXAAC/?qs=sGAEpiMZZMs0AnBnWHyRQNbg85K4ab%2F3R4OqhqUMaSk%3D" xlink:type="simple">VJ0603Y103KXAAC</text:a></text:p>
          </table:table-cell>
          <table:table-cell office:value-type="float" office:value="0.045" calcext:value-type="float">
            <text:p>0,045</text:p>
          </table:table-cell>
          <table:table-cell table:formula="of:=[.G4]*[.B4]" office:value-type="float" office:value="0.045" calcext:value-type="float">
            <text:p>0,045</text:p>
          </table:table-cell>
          <table:table-cell table:style-name="ce4" office:value-type="string" calcext:value-type="string">
            <text:p><text:a xlink:href="http://fr.farnell.com/multicomp/mc0603b103k500ct/condensateur-mlcc-0603-x7r-50v/dp/1759102" xlink:type="simple">1759102 </text:a></text:p>
          </table:table-cell>
          <table:table-cell office:value-type="float" office:value="0.0073" calcext:value-type="float">
            <text:p>0,0073</text:p>
          </table:table-cell>
          <table:table-cell table:formula="of:=[.J4]*[.B4]" office:value-type="float" office:value="0.0073" calcext:value-type="float">
            <text:p>0,00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14,C17,C19,C22,C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uF, 10V, X5R/X7R</text:p>
          </table:table-cell>
          <table:table-cell office:value-type="string" calcext:value-type="string">
            <text:p>C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://www.mouser.fr/ProductDetail/Taiyo-Yuden/LMK107BJ225KA-T/?qs=sGAEpiMZZMvsSlwiRhF8qgJCQaFFkNE%2FDuAEUYlDBlk%3D" xlink:type="simple">963-LMK107BJ225KA-T</text:a></text:p>
          </table:table-cell>
          <table:table-cell table:style-name="ce3" office:value-type="float" office:value="0.119" calcext:value-type="float">
            <text:p>0,119</text:p>
          </table:table-cell>
          <table:table-cell table:formula="of:=[.G5]*[.B5]" office:value-type="float" office:value="0.595" calcext:value-type="float">
            <text:p>0,595</text:p>
          </table:table-cell>
          <table:table-cell office:value-type="string" calcext:value-type="string">
            <text:p><text:a xlink:href="http://fr.farnell.com/multicomp/mc0603x225k100ct/condensateur-mlcc-x5r-2-2uf-10v/dp/2320817" xlink:type="simple">2320817</text:a></text:p>
          </table:table-cell>
          <table:table-cell table:style-name="ce3" office:value-type="float" office:value="0.0214" calcext:value-type="float">
            <text:p>0,0214</text:p>
          </table:table-cell>
          <table:table-cell table:formula="of:=[.J5]*[.B5]" office:value-type="float" office:value="0.107" calcext:value-type="float">
            <text:p>0,1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15,C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_0805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a xlink:href="http://www.mouser.fr/ProductDetail/Kemet/C0805C106M4PACTU/?qs=sGAEpiMZZMsh%252b1woXyUXj6nStbM7TQAkrdUy7Lek0y8%3D" xlink:type="simple">80-C0805C106M4P</text:a></text:p>
          </table:table-cell>
          <table:table-cell office:value-type="float" office:value="0.19" calcext:value-type="float">
            <text:p>0,19</text:p>
          </table:table-cell>
          <table:table-cell table:formula="of:=[.G6]*[.B6]" office:value-type="float" office:value="0.38" calcext:value-type="float">
            <text:p>0,38</text:p>
          </table:table-cell>
          <table:table-cell office:value-type="string" calcext:value-type="string">
            <text:p><text:a xlink:href="http://fr.farnell.com/multicomp/mc0805x106k160ct/condensateur-mlcc-x5r-10uf-16v/dp/2320856" xlink:type="simple">2320856</text:a></text:p>
          </table:table-cell>
          <table:table-cell office:value-type="float" office:value="0.0945" calcext:value-type="float">
            <text:p>0,0945</text:p>
          </table:table-cell>
          <table:table-cell table:formula="of:=[.J6]*[.B6]" office:value-type="float" office:value="0.189" calcext:value-type="float">
            <text:p>0,1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20,C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F, 10V, X5R/X7R</text:p>
          </table:table-cell>
          <table:table-cell office:value-type="string" calcext:value-type="string">
            <text:p>C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www.mouser.fr/ProductDetail/Murata-Electronics/GRM219R61C475KE15D/?qs=sGAEpiMZZMvsSlwiRhF8qnaoi2Fm8R54yPeSAU9oh%2F8%3D" xlink:type="simple">81-GRM219R61C475KE5D</text:a></text:p>
          </table:table-cell>
          <table:table-cell table:style-name="ce3" office:value-type="float" office:value="0.154" calcext:value-type="float">
            <text:p>0,154</text:p>
          </table:table-cell>
          <table:table-cell table:formula="of:=[.G7]*[.B7]" office:value-type="float" office:value="0.308" calcext:value-type="float">
            <text:p>0,308</text:p>
          </table:table-cell>
          <table:table-cell office:value-type="string" calcext:value-type="string">
            <text:p><text:a xlink:href="http://fr.farnell.com/multicomp/mc0805x475k100ct/condensateur-mlcc-x5r-4-7uf-10v/dp/1759420" xlink:type="simple">1759420</text:a></text:p>
          </table:table-cell>
          <table:table-cell table:style-name="ce3" office:value-type="float" office:value="0.0709" calcext:value-type="float">
            <text:p>0,0709</text:p>
          </table:table-cell>
          <table:table-cell table:formula="of:=[.J7]*[.B7]" office:value-type="float" office:value="0.1418" calcext:value-type="float">
            <text:p>0,14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26,C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F, 10V, ESR &lt; 10mR, X5R/X7R</text:p>
          </table:table-cell>
          <table:table-cell office:value-type="string" calcext:value-type="string">
            <text:p>C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www.mouser.fr/ProductDetail/Yageo/CC0805MKX5R6BB226/?qs=sGAEpiMZZMvsSlwiRhF8qmGKz53ivRjhfoOY2sHMRaQ%3D" xlink:type="simple">603-CC805MKX5R6BB226</text:a></text:p>
          </table:table-cell>
          <table:table-cell table:style-name="ce3" office:value-type="float" office:value="0.274" calcext:value-type="float">
            <text:p>0,274</text:p>
          </table:table-cell>
          <table:table-cell table:formula="of:=[.G8]*[.B8]" office:value-type="float" office:value="0.548" calcext:value-type="float">
            <text:p>0,548</text:p>
          </table:table-cell>
          <table:table-cell office:value-type="string" calcext:value-type="string">
            <text:p><text:a xlink:href="http://fr.farnell.com/murata/grm21br61a226me51l/condens-mlcc-x5r-22uf-10v-0805/dp/2494270" xlink:type="simple">2494270</text:a></text:p>
          </table:table-cell>
          <table:table-cell table:style-name="ce3" office:value-type="float" office:value="0.226" calcext:value-type="float">
            <text:p>0,226</text:p>
          </table:table-cell>
          <table:table-cell table:formula="of:=[.J8]*[.B8]" office:value-type="float" office:value="0.452" calcext:value-type="float">
            <text:p>0,4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-MICRO-B</text:p>
          </table:table-cell>
          <table:table-cell office:value-type="string" calcext:value-type="string">
            <text:p>Molex 47642-0001</text:p>
          </table:table-cell>
          <table:table-cell/>
          <table:table-cell table:style-name="ce4" office:value-type="string" calcext:value-type="string">
            <text:p><text:a xlink:href="http://www.mouser.fr/ProductDetail/Molex/47642-0001/?qs=sGAEpiMZZMvix4Kz%252byXAvU6WIa4V4G4m" xlink:type="simple">538-47642-0001</text:a></text:p>
          </table:table-cell>
          <table:table-cell office:value-type="float" office:value="0.697" calcext:value-type="float">
            <text:p>0,697</text:p>
          </table:table-cell>
          <table:table-cell table:formula="of:=[.G9]*[.B9]" office:value-type="float" office:value="0.697" calcext:value-type="float">
            <text:p>0,697</text:p>
          </table:table-cell>
          <table:table-cell table:style-name="ce4" office:value-type="string" calcext:value-type="string">
            <text:p><text:a xlink:href="http://fr.farnell.com/molex/47642-0001/connecteur-usb-micro-b-rcpt-5pos/dp/2396171" xlink:type="simple">2396171 </text:a></text:p>
          </table:table-cell>
          <table:table-cell office:value-type="float" office:value="0.828" calcext:value-type="float">
            <text:p>0,828</text:p>
          </table:table-cell>
          <table:table-cell table:formula="of:=[.J9]*[.B9]" office:value-type="float" office:value="0.828" calcext:value-type="float">
            <text:p>0,8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-0603</text:p>
          </table:table-cell>
          <table:table-cell office:value-type="float" office:value="7" calcext:value-type="float">
            <text:p>7</text:p>
          </table:table-cell>
          <table:table-cell table:style-name="ce6"/>
          <table:table-cell office:value-type="float" office:value="0.091" calcext:value-type="float">
            <text:p>0,091</text:p>
          </table:table-cell>
          <table:table-cell table:formula="of:=[.G10]*[.B10]" office:value-type="float" office:value="0.091" calcext:value-type="float">
            <text:p>0,091</text:p>
          </table:table-cell>
          <table:table-cell table:style-name="ce4" office:value-type="string" calcext:value-type="string">
            <text:p><text:a xlink:href="http://fr.farnell.com/kingbright/kp-1608sgc/led-cms-0603-vert/dp/8529833" xlink:type="simple">8529833 </text:a> </text:p>
          </table:table-cell>
          <table:table-cell office:value-type="float" office:value="0.079" calcext:value-type="float">
            <text:p>0,079</text:p>
          </table:table-cell>
          <table:table-cell table:formula="of:=[.J10]*[.B10]" office:value-type="float" office:value="0.079" calcext:value-type="float">
            <text:p>0,0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e CLV1A</text:p>
          </table:table-cell>
          <table:table-cell office:value-type="string" calcext:value-type="string">
            <text:p>PLCC-4</text:p>
          </table:table-cell>
          <table:table-cell/>
          <table:table-cell table:style-name="ce6" office:value-type="string" calcext:value-type="string">
            <text:p><text:a xlink:href="http://www.mouser.fr/ProductDetail/Cree-Inc/CLV1A-FKB-CHMKPEHBB7A363/?qs=sGAEpiMZZMseGfSY3csMkcWjFwgQ5uoKrX29UgHQ9cI%3D" xlink:type="simple">941-V1AFKBCHMKPEH7A3</text:a></text:p>
          </table:table-cell>
          <table:table-cell table:style-name="ce3" office:value-type="float" office:value="0.366" calcext:value-type="float">
            <text:p>0,366</text:p>
          </table:table-cell>
          <table:table-cell table:formula="of:=[.G11]*[.B11]" office:value-type="float" office:value="0.366" calcext:value-type="float">
            <text:p>0,366</text:p>
          </table:table-cell>
          <table:table-cell table:style-name="ce6" office:value-type="string" calcext:value-type="string">
            <text:p><text:a xlink:href="http://fr.farnell.com/cree/clv1a-fkb-cj1m1f1bb7r4s3/led-plcc4-multi-colour/dp/1855553" xlink:type="simple">1855553</text:a></text:p>
          </table:table-cell>
          <table:table-cell office:value-type="float" office:value="0.505" calcext:value-type="float">
            <text:p>0,505</text:p>
          </table:table-cell>
          <table:table-cell table:formula="of:=[.J11]*[.B11]" office:value-type="float" office:value="0.505" calcext:value-type="float">
            <text:p>0,5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MEG4050EP</text:p>
          </table:table-cell>
          <table:table-cell office:value-type="string" calcext:value-type="string">
            <text:p>SMA_Standard</text:p>
          </table:table-cell>
          <table:table-cell/>
          <table:table-cell office:value-type="string" calcext:value-type="string">
            <text:p><text:a xlink:href="http://www.mouser.fr/ProductDetail/NXP-Semiconductors/PMEG4050EP115/?qs=sGAEpiMZZMtQ8nqTKtFS%2FHAZexCLi7dOn2X1TEM8Jr0%3D" xlink:type="simple">771-PMEG4050EP115</text:a></text:p>
          </table:table-cell>
          <table:table-cell table:style-name="ce3" office:value-type="float" office:value="0.462" calcext:value-type="float">
            <text:p>0,462</text:p>
          </table:table-cell>
          <table:table-cell table:formula="of:=[.G12]*[.B12]" office:value-type="float" office:value="0.462" calcext:value-type="float">
            <text:p>0,462</text:p>
          </table:table-cell>
          <table:table-cell office:value-type="string" calcext:value-type="string">
            <text:p><text:a xlink:href="http://fr.farnell.com/nxp/pmeg4050ep/diode-schottky-redr-40v-5a-sod128/dp/1829203" xlink:type="simple">1829203</text:a></text:p>
          </table:table-cell>
          <table:table-cell table:style-name="ce3" office:value-type="float" office:value="0.568" calcext:value-type="float">
            <text:p>0,568</text:p>
          </table:table-cell>
          <table:table-cell table:formula="of:=[.J12]*[.B12]" office:value-type="float" office:value="0.568" calcext:value-type="float">
            <text:p>0,5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 FUSE, 8A</text:p>
          </table:table-cell>
          <table:table-cell office:value-type="string" calcext:value-type="string">
            <text:p>Fuse_SMD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mouser.fr/ProductDetail/AEM/F1206FA8000V024T/?qs=sGAEpiMZZMtxU2g%2F1juGqSTdpuT6a%2F2N9iSrFtXK2ZU%3D" xlink:type="simple">637-F1206FA8000V024</text:a></text:p>
          </table:table-cell>
          <table:table-cell table:style-name="ce3" office:value-type="float" office:value="0.259" calcext:value-type="float">
            <text:p>0,259</text:p>
          </table:table-cell>
          <table:table-cell table:formula="of:=[.G13]*[.B13]" office:value-type="float" office:value="0.259" calcext:value-type="float">
            <text:p>0,259</text:p>
          </table:table-cell>
          <table:table-cell office:value-type="string" calcext:value-type="string">
            <text:p><text:a xlink:href="http://fr.farnell.com/te-connectivity-raychem/1206sff800f-24-2/fuse-smd-1206-8a/dp/1843815" xlink:type="simple">1843815</text:a></text:p>
          </table:table-cell>
          <table:table-cell table:style-name="ce3" office:value-type="float" office:value="0.461" calcext:value-type="float">
            <text:p>0,461</text:p>
          </table:table-cell>
          <table:table-cell table:formula="of:=[.J13]*[.B13]" office:value-type="float" office:value="0.461" calcext:value-type="float">
            <text:p>0,4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1,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H, 4.5A (LQH5BPN1R0NT0L)</text:p>
          </table:table-cell>
          <table:table-cell office:value-type="string" calcext:value-type="string">
            <text:p>LQH5BP_Murata_ind</text:p>
          </table:table-cell>
          <table:table-cell/>
          <table:table-cell office:value-type="string" calcext:value-type="string">
            <text:p><text:a xlink:href="http://www.mouser.fr/ProductDetail/Murata-Electronics/LQH5BPN1R0NT0L/?qs=sGAEpiMZZMsg%252by3WlYCkU3NVMGySBevLp7t%2FhYtNTug%3D" xlink:type="simple">81-LQH5BPN1R0NT0L0L</text:a></text:p>
          </table:table-cell>
          <table:table-cell table:style-name="ce3" office:value-type="float" office:value="0.443" calcext:value-type="float">
            <text:p>0,443</text:p>
          </table:table-cell>
          <table:table-cell table:formula="of:=[.G14]*[.B14]" office:value-type="float" office:value="0.886" calcext:value-type="float">
            <text:p>0,886</text:p>
          </table:table-cell>
          <table:table-cell office:value-type="string" calcext:value-type="string">
            <text:p><text:a xlink:href="http://fr.farnell.com/murata/lqh5bpn1r0nt0l/inductance-puissance-1-0uh-30/dp/2219299" xlink:type="simple">2219299</text:a></text:p>
          </table:table-cell>
          <table:table-cell table:style-name="ce3" office:value-type="float" office:value="0.338" calcext:value-type="float">
            <text:p>0,338</text:p>
          </table:table-cell>
          <table:table-cell table:formula="of:=[.J14]*[.B14]" office:value-type="float" office:value="0.676" calcext:value-type="float">
            <text:p>0,6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2,P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MOLEX 90325-0006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<text:a xlink:href="http://www.mouser.fr/ProductDetail/Molex/90325-0006/?qs=sGAEpiMZZMulHKv6iWKM9N6rysiRsaER" xlink:type="simple">538-90325-0006</text:a></text:p>
          </table:table-cell>
          <table:table-cell office:value-type="float" office:value="0.33" calcext:value-type="float">
            <text:p>0,33</text:p>
          </table:table-cell>
          <table:table-cell table:formula="of:=[.G15]*[.B15]" office:value-type="float" office:value="0.66" calcext:value-type="float">
            <text:p>0,66</text:p>
          </table:table-cell>
          <table:table-cell office:value-type="string" calcext:value-type="string">
            <text:p><text:a xlink:href="http://fr.farnell.com/molex/90325-0006/embase-picoflex-6v/dp/673225" xlink:type="simple">673225</text:a></text:p>
          </table:table-cell>
          <table:table-cell office:value-type="float" office:value="0.385" calcext:value-type="float">
            <text:p>0,385</text:p>
          </table:table-cell>
          <table:table-cell table:formula="of:=[.J15]*[.B15]" office:value-type="float" office:value="0.77" calcext:value-type="float">
            <text:p>0,7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2b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90327-0306</text:p>
          </table:table-cell>
          <table:table-cell table:style-name="ce2"/>
          <table:table-cell table:style-name="ce7" office:value-type="string" calcext:value-type="string">
            <text:p><text:a xlink:href="http://www.mouser.fr/ProductDetail/Molex/90327-0306/?qs=sGAEpiMZZMvvAo%252bip5liN%252b%252bGt31S2ldP" xlink:type="simple">538-90327-0306</text:a></text:p>
          </table:table-cell>
          <table:table-cell table:style-name="ce2" office:value-type="float" office:value="0.659" calcext:value-type="float">
            <text:p>0,659</text:p>
          </table:table-cell>
          <table:table-cell table:style-name="ce2" table:formula="of:=[.G16]*[.B16]" office:value-type="float" office:value="0.659" calcext:value-type="float">
            <text:p>0,659</text:p>
          </table:table-cell>
          <table:table-cell table:style-name="ce10" office:value-type="string" calcext:value-type="string">
            <text:p><text:a xlink:href="http://fr.farnell.com/molex/90327-0306/connecteur-picoflex-6v/dp/673158" xlink:type="simple">673158</text:a></text:p>
          </table:table-cell>
          <table:table-cell table:style-name="ce2" office:value-type="float" office:value="0.186" calcext:value-type="float">
            <text:p>0,186</text:p>
          </table:table-cell>
          <table:table-cell table:style-name="ce2" table:formula="of:=[.J16]*[.B16]" office:value-type="float" office:value="0.186" calcext:value-type="float">
            <text:p>0,186</text:p>
          </table:table-cell>
          <table:table-cell table:style-name="ce2" table:number-columns-repeated="1012"/>
          <table:table-cell/>
        </table:table-row>
        <table:table-row table:style-name="ro1">
          <table:table-cell office:value-type="string" calcext:value-type="string">
            <text:p>R1,R4-R7,R13-R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<text:a xlink:href="http://www.mouser.fr/ProductDetail/Vishay-Dale/CRCW060310K0FKEA/?qs=sGAEpiMZZMvdGkrng054t%252b8cnVAnHPZkqchqPaQRdrE%3D" xlink:type="simple">71-CRCW0603-10K-E3</text:a></text:p>
          </table:table-cell>
          <table:table-cell office:value-type="float" office:value="0.072" calcext:value-type="float">
            <text:p>0,072</text:p>
          </table:table-cell>
          <table:table-cell table:formula="of:=[.G17]*[.B17]" office:value-type="float" office:value="0.864" calcext:value-type="float">
            <text:p>0,864</text:p>
          </table:table-cell>
          <table:table-cell table:style-name="ce4" office:value-type="string" calcext:value-type="string">
            <text:p><text:a xlink:href="http://fr.farnell.com/yageo-phycomp/rc0603fr-0710kl/resistance-rc22h-0603-10k/dp/9238603" xlink:type="simple">9238603 </text:a> </text:p>
          </table:table-cell>
          <table:table-cell office:value-type="float" office:value="0.0064" calcext:value-type="float">
            <text:p>0,0064</text:p>
          </table:table-cell>
          <table:table-cell table:formula="of:=[.J17]*[.B17]" office:value-type="float" office:value="0.0768" calcext:value-type="float">
            <text:p>0,07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2,R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R_0603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a xlink:href="http://www.mouser.fr/ProductDetail/Vishay-Dale/CRCW060327R0JNEB/?qs=sGAEpiMZZMtlubZbdhIBIPLmTuy5HkitGT68WcudT9w%3D" xlink:type="simple">71-CRCW060327R0JNEB</text:a></text:p>
          </table:table-cell>
          <table:table-cell office:value-type="float" office:value="0.072" calcext:value-type="float">
            <text:p>0,072</text:p>
          </table:table-cell>
          <table:table-cell table:formula="of:=[.G18]*[.B18]" office:value-type="float" office:value="0.144" calcext:value-type="float">
            <text:p>0,144</text:p>
          </table:table-cell>
          <table:table-cell office:value-type="string" calcext:value-type="string">
            <text:p><text:a xlink:href="http://fr.farnell.com/multicomp/mcwr06x27r0ftl/resistance-couche-epaisse-27r/dp/2447316" xlink:type="simple">2447316</text:a></text:p>
          </table:table-cell>
          <table:table-cell table:style-name="ce3" office:value-type="float" office:value="0.0013" calcext:value-type="float">
            <text:p>0,0013</text:p>
          </table:table-cell>
          <table:table-cell table:formula="of:=[.J18]*[.B18]" office:value-type="float" office:value="0.0026" calcext:value-type="float">
            <text:p>0,00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<text:a xlink:href="http://www.mouser.fr/ProductDetail/Vishay-Dale/CRCW06031K00FKEA/?qs=sGAEpiMZZMvdGkrng054t4HRUGKGWf0J6ze0GYclhZU%3D" xlink:type="simple">71-CRCW0603-1.0K-E3</text:a></text:p>
          </table:table-cell>
          <table:table-cell table:style-name="ce3" office:value-type="float" office:value="0.072" calcext:value-type="float">
            <text:p>0,072</text:p>
          </table:table-cell>
          <table:table-cell table:style-name="ce3" table:formula="of:=[.G19]*[.B19]" office:value-type="float" office:value="0.072" calcext:value-type="float">
            <text:p>0,072</text:p>
          </table:table-cell>
          <table:table-cell table:style-name="ce8" office:value-type="string" calcext:value-type="string">
            <text:p><text:a xlink:href="http://fr.farnell.com/multicomp/mc0063w060311k/resistance-1k-0-063w-1-0603/dp/9330380" xlink:type="simple">9330380</text:a></text:p>
          </table:table-cell>
          <table:table-cell table:style-name="ce3" office:value-type="float" office:value="0.037" calcext:value-type="float">
            <text:p>0,037</text:p>
          </table:table-cell>
          <table:table-cell table:style-name="ce3" table:formula="of:=[.J19]*[.B19]" office:value-type="float" office:value="0.037" calcext:value-type="float">
            <text:p>0,03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_0603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<text:a xlink:href="http://www.mouser.fr/ProductDetail/Vishay-Beyschlag/MCT06030C2200FP500/?qs=sGAEpiMZZMvdGkrng054t95Y5W0jlVJmcyGxI2P4jPY%3D" xlink:type="simple">594-MCT06030C2200FP5</text:a></text:p>
          </table:table-cell>
          <table:table-cell office:value-type="float" office:value="0.054" calcext:value-type="float">
            <text:p>0,054</text:p>
          </table:table-cell>
          <table:table-cell table:formula="of:=[.G20]*[.B20]" office:value-type="float" office:value="0.054" calcext:value-type="float">
            <text:p>0,054</text:p>
          </table:table-cell>
          <table:table-cell table:style-name="ce4" office:value-type="string" calcext:value-type="string">
            <text:p><text:a xlink:href="http://fr.farnell.com/vishay-draloric/crcw0603220rjnea/resistance-couche-epaisse/dp/1652858" xlink:type="simple">1652858 </text:a> </text:p>
          </table:table-cell>
          <table:table-cell office:value-type="float" office:value="0.0064" calcext:value-type="float">
            <text:p>0,0064</text:p>
          </table:table-cell>
          <table:table-cell table:formula="of:=[.J20]*[.B20]" office:value-type="float" office:value="0.0064" calcext:value-type="float">
            <text:p>0,0064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R10,R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_0603</text:p>
          </table:table-cell>
          <table:table-cell/>
          <table:table-cell table:style-name="ce4" office:value-type="string" calcext:value-type="string">
            <text:p><text:a xlink:href="http://www.mouser.fr/ProductDetail/Vishay-Dale/CRCW0603100RFKEA/?qs=sGAEpiMZZMvdGkrng054t1X0qgDPqELUqguMUxBZfLI%3D" xlink:type="simple">71-CRCW0603-100-E3</text:a></text:p>
          </table:table-cell>
          <table:table-cell office:value-type="float" office:value="0.072" calcext:value-type="float">
            <text:p>0,072</text:p>
          </table:table-cell>
          <table:table-cell table:formula="of:=[.G21]*[.B21]" office:value-type="float" office:value="0.144" calcext:value-type="float">
            <text:p>0,144</text:p>
          </table:table-cell>
          <table:table-cell table:style-name="ce4" office:value-type="string" calcext:value-type="string">
            <text:p><text:a xlink:href="http://fr.farnell.com/multicomp/mc0063w06031100r/resistance-0603-100r/dp/9330364" xlink:type="simple">9330364</text:a></text:p>
          </table:table-cell>
          <table:table-cell office:value-type="float" office:value="0.007" calcext:value-type="float">
            <text:p>0,007</text:p>
          </table:table-cell>
          <table:table-cell table:formula="of:=[.J21]*[.B21]" office:value-type="float" office:value="0.014" calcext:value-type="float">
            <text:p>0,0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603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<text:a xlink:href="http://www.mouser.fr/ProductDetail/Vishay-Dale/CRCW0603100KFKEA/?qs=sGAEpiMZZMvdGkrng054tz1PN3csf7M2%2FnVet2rNmPY%3D" xlink:type="simple">71-CRCW0603-100K-E3</text:a></text:p>
          </table:table-cell>
          <table:table-cell table:style-name="ce3" office:value-type="float" office:value="0.072" calcext:value-type="float">
            <text:p>0,072</text:p>
          </table:table-cell>
          <table:table-cell table:style-name="ce3" table:formula="of:=[.G22]*[.B22]" office:value-type="float" office:value="0.072" calcext:value-type="float">
            <text:p>0,072</text:p>
          </table:table-cell>
          <table:table-cell table:style-name="ce8" office:value-type="string" calcext:value-type="string">
            <text:p><text:a xlink:href="http://fr.farnell.com/multicomp/mc0063w06031100k/resistance-100k-0-063w-1-0603/dp/9330402" xlink:type="simple">9330402</text:a></text:p>
          </table:table-cell>
          <table:table-cell table:style-name="ce3" office:value-type="float" office:value="0.037" calcext:value-type="float">
            <text:p>0,037</text:p>
          </table:table-cell>
          <table:table-cell table:style-name="ce3" table:formula="of:=[.J22]*[.B22]" office:value-type="float" office:value="0.037" calcext:value-type="float">
            <text:p>0,0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_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://www.mouser.fr/ProductDetail/Vishay-Dale/CRCW06032K00FKEA/?qs=sGAEpiMZZMvdGkrng054twELr3Rvz7OUIKmUOeakm0Q%3D" xlink:type="simple">71-CRCW0603-2.0K-E3</text:a></text:p>
          </table:table-cell>
          <table:table-cell table:style-name="ce3" office:value-type="float" office:value="0.091" calcext:value-type="float">
            <text:p>0,091</text:p>
          </table:table-cell>
          <table:table-cell table:formula="of:=[.G23]*[.B23]" office:value-type="float" office:value="0.091" calcext:value-type="float">
            <text:p>0,091</text:p>
          </table:table-cell>
          <table:table-cell office:value-type="string" calcext:value-type="string">
            <text:p><text:a xlink:href="http://fr.farnell.com/multicomp/mc0063w060312k/resistance-2k-0-063w-1-0603/dp/9330763" xlink:type="simple">9330763</text:a></text:p>
          </table:table-cell>
          <table:table-cell table:style-name="ce3" office:value-type="float" office:value="0.012" calcext:value-type="float">
            <text:p>0,012</text:p>
          </table:table-cell>
          <table:table-cell table:formula="of:=[.J23]*[.B23]" office:value-type="float" office:value="0.012" calcext:value-type="float">
            <text:p>0,0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_INV</text:p>
          </table:table-cell>
          <table:table-cell table:style-name="ce3" office:value-type="string" calcext:value-type="string">
            <text:p>OS102011MA1QN1</text:p>
          </table:table-cell>
          <table:table-cell table:style-name="ce3"/>
          <table:table-cell table:style-name="ce8" office:value-type="string" calcext:value-type="string">
            <text:p><text:a xlink:href="http://www.mouser.fr/ProductDetail/CK-Components/0S102011MA1QN1/?qs=sGAEpiMZZMtHXLepoqNyVcvHriUOwdIRntB0k2KRYMU%3D" xlink:type="simple">611-OS102011MA1QN1</text:a></text:p>
          </table:table-cell>
          <table:table-cell table:style-name="ce3" office:value-type="float" office:value="0.42" calcext:value-type="float">
            <text:p>0,42</text:p>
          </table:table-cell>
          <table:table-cell table:style-name="ce3" table:formula="of:=[.G24]*[.B24]" office:value-type="float" office:value="0.42" calcext:value-type="float">
            <text:p>0,42</text:p>
          </table:table-cell>
          <table:table-cell table:style-name="ce8" office:value-type="string" calcext:value-type="string">
            <text:p><text:a xlink:href="http://fr.farnell.com/c-k-components/os102011ma1qn1/emission-laterale-commutateur/dp/1201431" xlink:type="simple">1201431</text:a></text:p>
          </table:table-cell>
          <table:table-cell table:style-name="ce3" office:value-type="float" office:value="0.675" calcext:value-type="float">
            <text:p>0,675</text:p>
          </table:table-cell>
          <table:table-cell table:style-name="ce3" table:formula="of:=[.J24]*[.B24]" office:value-type="float" office:value="0.675" calcext:value-type="float">
            <text:p>0,6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SP-07v2</text:p>
          </table:table-cell>
          <table:table-cell/>
          <table:table-cell table:style-name="ce9" table:number-columns-repeated="2"/>
          <table:table-cell table:formula="of:=[.G25]*[.B25]" office:value-type="float" office:value="0" calcext:value-type="float">
            <text:p>0</text:p>
          </table:table-cell>
          <table:table-cell table:style-name="ce9" table:number-columns-repeated="2"/>
          <table:table-cell table:formula="of:=[.J25]*[.B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LVC2T45DCU</text:p>
          </table:table-cell>
          <table:table-cell office:value-type="string" calcext:value-type="string">
            <text:p>VSSOP-8</text:p>
          </table:table-cell>
          <table:table-cell/>
          <table:table-cell office:value-type="string" calcext:value-type="string">
            <text:p><text:a xlink:href="http://www.mouser.fr/ProductDetail/Texas-Instruments/SN74LVC2T45DCUR/?qs=sGAEpiMZZMsty6Jaj0%252bBBiKvlGrQMdSCRHR08DsDSkU%3D" xlink:type="simple">595-SN74LVC2T45DCUR</text:a></text:p>
          </table:table-cell>
          <table:table-cell office:value-type="float" office:value="0.652" calcext:value-type="float">
            <text:p>0,652</text:p>
          </table:table-cell>
          <table:table-cell table:formula="of:=[.G26]*[.B26]" office:value-type="float" office:value="0.652" calcext:value-type="float">
            <text:p>0,652</text:p>
          </table:table-cell>
          <table:table-cell office:value-type="string" calcext:value-type="string">
            <text:p><text:a xlink:href="http://fr.farnell.com/texas-instruments/sn74lvc2t45qdcurq1/transceiver-2bits-sortie-3-etats/dp/2499858" xlink:type="simple">2499858</text:a></text:p>
          </table:table-cell>
          <table:table-cell office:value-type="float" office:value="0.511" calcext:value-type="float">
            <text:p>0,511</text:p>
          </table:table-cell>
          <table:table-cell table:formula="of:=[.J26]*[.B26]" office:value-type="float" office:value="0.511" calcext:value-type="float">
            <text:p>0,5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30XQ</text:p>
          </table:table-cell>
          <table:table-cell office:value-type="string" calcext:value-type="string">
            <text:p>QFN-16-1EP_4x4mm_Pitch0.65mm</text:p>
          </table:table-cell>
          <table:table-cell/>
          <table:table-cell office:value-type="string" calcext:value-type="string">
            <text:p><text:a xlink:href="http://www.mouser.fr/ProductDetail/FTDI/FT230XQ-R/?qs=sGAEpiMZZMvVkErl6zY%252bqeI5xuGNHfx4" xlink:type="simple">895-FT230XQ-R</text:a></text:p>
          </table:table-cell>
          <table:table-cell office:value-type="float" office:value="1.87" calcext:value-type="float">
            <text:p>1,87</text:p>
          </table:table-cell>
          <table:table-cell table:formula="of:=[.G27]*[.B27]" office:value-type="float" office:value="1.87" calcext:value-type="float">
            <text:p>1,87</text:p>
          </table:table-cell>
          <table:table-cell office:value-type="string" calcext:value-type="string">
            <text:p><text:a xlink:href="http://fr.farnell.com/ftdi/ft230xq/i-f-usb2-0-fs-to-bascircuit-uart/dp/2081324" xlink:type="simple">2081324</text:a></text:p>
          </table:table-cell>
          <table:table-cell office:value-type="float" office:value="1.94" calcext:value-type="float">
            <text:p>1,94</text:p>
          </table:table-cell>
          <table:table-cell table:formula="of:=[.J27]*[.B27]" office:value-type="float" office:value="1.94" calcext:value-type="float">
            <text:p>1,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A9632DP1</text:p>
          </table:table-cell>
          <table:table-cell office:value-type="string" calcext:value-type="string">
            <text:p>TSSOP-8_3x3mm_Pitch0.65mm</text:p>
          </table:table-cell>
          <table:table-cell/>
          <table:table-cell table:style-name="ce4" office:value-type="string" calcext:value-type="string">
            <text:p><text:a xlink:href="http://www.mouser.fr/ProductDetail/NXP-Semiconductors/PCA9632DP1118/?qs=sGAEpiMZZMsE420DPIasPmrizm59k0PNMCenR7b7vZw%3D" xlink:type="simple">771-PCA9632DP1118</text:a></text:p>
          </table:table-cell>
          <table:table-cell office:value-type="float" office:value="1.26" calcext:value-type="float">
            <text:p>1,26</text:p>
          </table:table-cell>
          <table:table-cell table:formula="of:=[.G28]*[.B28]" office:value-type="float" office:value="1.26" calcext:value-type="float">
            <text:p>1,26</text:p>
          </table:table-cell>
          <table:table-cell table:style-name="ce9" table:number-columns-repeated="2"/>
          <table:table-cell table:formula="of:=[.J28]*[.B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25FL512S**M</text:p>
          </table:table-cell>
          <table:table-cell office:value-type="string" calcext:value-type="string">
            <text:p>SOIC-16_7.5x10.3mm_Pitch1.27mm</text:p>
          </table:table-cell>
          <table:table-cell/>
          <table:table-cell office:value-type="string" calcext:value-type="string">
            <text:p><text:a xlink:href="http://www.mouser.fr/ProductDetail/Spansion/S25FL512SAGMFIG11/?qs=sGAEpiMZZMtI%252bQ06EiAoG1RQFMcWZI18jv5Vx1CUHus%3D" xlink:type="simple">797-25FL512SAGMFIG11</text:a></text:p>
          </table:table-cell>
          <table:table-cell office:value-type="float" office:value="5.39" calcext:value-type="float">
            <text:p>5,39</text:p>
          </table:table-cell>
          <table:table-cell table:formula="of:=[.G29]*[.B29]" office:value-type="float" office:value="5.39" calcext:value-type="float">
            <text:p>5,39</text:p>
          </table:table-cell>
          <table:table-cell office:value-type="string" calcext:value-type="string">
            <text:p><text:a xlink:href="http://fr.farnell.com/spansion/s25fl512sagmfig11/memoire-flash-512mb-16soic/dp/2340548" xlink:type="simple">2340548</text:a></text:p>
          </table:table-cell>
          <table:table-cell office:value-type="float" office:value="6.73" calcext:value-type="float">
            <text:p>6,73</text:p>
          </table:table-cell>
          <table:table-cell table:formula="of:=[.J29]*[.B29]" office:value-type="float" office:value="6.73" calcext:value-type="float">
            <text:p>6,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U9250</text:p>
          </table:table-cell>
          <table:table-cell office:value-type="string" calcext:value-type="string">
            <text:p>QFN-24-1EP_3x3mm_Pitch0.4mm</text:p>
          </table:table-cell>
          <table:table-cell/>
          <table:table-cell table:style-name="ce9" table:number-columns-repeated="2"/>
          <table:table-cell table:formula="of:=[.G30]*[.B30]" office:value-type="float" office:value="0" calcext:value-type="float">
            <text:p>0</text:p>
          </table:table-cell>
          <table:table-cell table:style-name="ce9" table:number-columns-repeated="2"/>
          <table:table-cell table:formula="of:=[.J30]*[.B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42QT1070-MMH</text:p>
          </table:table-cell>
          <table:table-cell office:value-type="string" calcext:value-type="string">
            <text:p>QFP_20_3x3mm_0.45mm_pitch</text:p>
          </table:table-cell>
          <table:table-cell/>
          <table:table-cell office:value-type="string" calcext:value-type="string">
            <text:p><text:a xlink:href="http://www.mouser.fr/ProductDetail/Atmel/AT42QT1070-MMH/?qs=sGAEpiMZZMtI9m3qjja%2FqqMwrc21fwnodnq1wtNKDe8%3D" xlink:type="simple">556-AT42QT1070-MMH</text:a></text:p>
          </table:table-cell>
          <table:table-cell office:value-type="float" office:value="1.74" calcext:value-type="float">
            <text:p>1,74</text:p>
          </table:table-cell>
          <table:table-cell table:formula="of:=[.G31]*[.B31]" office:value-type="float" office:value="1.74" calcext:value-type="float">
            <text:p>1,74</text:p>
          </table:table-cell>
          <table:table-cell table:style-name="ce9" table:number-columns-repeated="2"/>
          <table:table-cell table:formula="of:=[.J31]*[.B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L3115A2</text:p>
          </table:table-cell>
          <table:table-cell office:value-type="string" calcext:value-type="string">
            <text:p>LGA8</text:p>
          </table:table-cell>
          <table:table-cell/>
          <table:table-cell office:value-type="string" calcext:value-type="string">
            <text:p><text:a xlink:href="http://www.mouser.fr/ProductDetail/Freescale-Semiconductor/MPL3115A2/?qs=sGAEpiMZZMu5STvjs3TtKqOY2b8Izg8b" xlink:type="simple">841-MPL3115A2</text:a></text:p>
          </table:table-cell>
          <table:table-cell office:value-type="float" office:value="2.98" calcext:value-type="float">
            <text:p>2,98</text:p>
          </table:table-cell>
          <table:table-cell table:formula="of:=[.G32]*[.B32]" office:value-type="float" office:value="2.98" calcext:value-type="float">
            <text:p>2,98</text:p>
          </table:table-cell>
          <table:table-cell office:value-type="string" calcext:value-type="string">
            <text:p><text:a xlink:href="http://fr.farnell.com/freescale-semiconductor/mpl3115a2/pressure-sensor-20-110kpa-8lga/dp/2009084" xlink:type="simple">2009084</text:a></text:p>
          </table:table-cell>
          <table:table-cell office:value-type="float" office:value="2.64" calcext:value-type="float">
            <text:p>2,64</text:p>
          </table:table-cell>
          <table:table-cell table:formula="of:=[.J32]*[.B32]" office:value-type="float" office:value="2.64" calcext:value-type="float">
            <text:p>2,64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U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C709203F</text:p>
          </table:table-cell>
          <table:table-cell table:style-name="ce3" office:value-type="string" calcext:value-type="string">
            <text:p>WDFN-8-1EP_3x4mm_Pitch0.65mm</text:p>
          </table:table-cell>
          <table:table-cell table:style-name="ce3"/>
          <table:table-cell table:style-name="ce6" office:value-type="string" calcext:value-type="string">
            <text:p><text:a xlink:href="http://www.mouser.fr/ProductDetail/ON-Semiconductor/LC709203FQH-01TWG/?qs=sGAEpiMZZMs8jstQXqv0yVhktr8AruDuuwBmtLNOFN4%3D" xlink:type="simple">863-LC709203FQH01TWG</text:a></text:p>
          </table:table-cell>
          <table:table-cell office:value-type="float" office:value="1.47" calcext:value-type="float">
            <text:p>1,47</text:p>
          </table:table-cell>
          <table:table-cell table:style-name="ce3" table:formula="of:=[.G33]*[.B33]" office:value-type="float" office:value="1.47" calcext:value-type="float">
            <text:p>1,47</text:p>
          </table:table-cell>
          <table:table-cell table:style-name="ce11" table:number-columns-repeated="2"/>
          <table:table-cell table:formula="of:=[.J33]*[.B33]" office:value-type="float" office:value="0" calcext:value-type="float">
            <text:p>0</text:p>
          </table:table-cell>
          <table:table-cell table:style-name="ce3" table:number-columns-repeated="1013"/>
        </table:table-row>
        <table:table-row table:style-name="ro1">
          <table:table-cell office:value-type="string" calcext:value-type="string">
            <text:p>U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832***/OT</text:p>
          </table:table-cell>
          <table:table-cell office:value-type="string" calcext:value-type="string">
            <text:p>SOT-23-5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<text:a xlink:href="http://www.mouser.fr/ProductDetail/Microchip-Technology/MCP73832T-2DFI-OT/?qs=sGAEpiMZZMvAvBNgSS9Lqry4bkuQioGQ" xlink:type="simple">579-MCP73832T2DFI/OT</text:a></text:p>
          </table:table-cell>
          <table:table-cell office:value-type="float" office:value="0.543" calcext:value-type="float">
            <text:p>0,543</text:p>
          </table:table-cell>
          <table:table-cell table:formula="of:=[.G34]*[.B34]" office:value-type="float" office:value="0.543" calcext:value-type="float">
            <text:p>0,543</text:p>
          </table:table-cell>
          <table:table-cell table:style-name="ce4" office:value-type="string" calcext:value-type="string">
            <text:p><text:a xlink:href="http://fr.farnell.com/microchip/mcp73832t-2dci-ot/batt-charger-li-ion-li-poly-5sot23/dp/1834892" xlink:type="simple">1834892 </text:a></text:p>
          </table:table-cell>
          <table:table-cell office:value-type="float" office:value="0.53" calcext:value-type="float">
            <text:p>0,53</text:p>
          </table:table-cell>
          <table:table-cell table:formula="of:=[.J34]*[.B34]" office:value-type="float" office:value="0.53" calcext:value-type="float">
            <text:p>0,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5528-3.3YMT</text:p>
          </table:table-cell>
          <table:table-cell office:value-type="string" calcext:value-type="string">
            <text:p>DFN-6-1EP_1.2x1.2mm_Pitch0.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www.mouser.fr/ProductDetail/Micrel/MIC5528-33YMT-TR/?qs=sGAEpiMZZMsGz1a6aV8DcNranXV84HMLabvM9ds%2F6%252bc%3D" xlink:type="simple">998-MIC5528-3.3YMTTR</text:a></text:p>
          </table:table-cell>
          <table:table-cell office:value-type="float" office:value="0.525" calcext:value-type="float">
            <text:p>0,525</text:p>
          </table:table-cell>
          <table:table-cell table:formula="of:=[.G35]*[.B35]" office:value-type="float" office:value="0.525" calcext:value-type="float">
            <text:p>0,525</text:p>
          </table:table-cell>
          <table:table-cell office:value-type="string" calcext:value-type="string">
            <text:p><text:a xlink:href="http://fr.farnell.com/micrel-semiconductor/mic5528-3-3ymt-tr/ldo-volt-reg-0-5a-3-3v-tdfn-6/dp/2451762" xlink:type="simple">2451762</text:a></text:p>
          </table:table-cell>
          <table:table-cell office:value-type="float" office:value="0.238" calcext:value-type="float">
            <text:p>0,238</text:p>
          </table:table-cell>
          <table:table-cell table:formula="of:=[.J35]*[.B35]" office:value-type="float" office:value="0.238" calcext:value-type="float">
            <text:p>0,2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12,U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2876-5.0YMT</text:p>
          </table:table-cell>
          <table:table-cell office:value-type="string" calcext:value-type="string">
            <text:p>DFN-8-1EP_2x2mm_Pitch0.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www.mouser.fr/ProductDetail/Micrel/MIC2876-50YMT-T5/?qs=sGAEpiMZZMvJkDqKJH80dCXDytGmYK1ioJlrXRr9Mlw%3D" xlink:type="simple">998-MIC2876-50YMTT5</text:a></text:p>
          </table:table-cell>
          <table:table-cell office:value-type="float" office:value="1.45" calcext:value-type="float">
            <text:p>1,45</text:p>
          </table:table-cell>
          <table:table-cell table:formula="of:=[.G36]*[.B36]" office:value-type="float" office:value="2.9" calcext:value-type="float">
            <text:p>2,9</text:p>
          </table:table-cell>
          <table:table-cell table:style-name="ce9" table:number-columns-repeated="2"/>
          <table:table-cell table:formula="of:=[.J36]*[.B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number-columns-repeated="6"/>
          <table:table-cell table:style-name="ce1" table:formula="of:=SUM([.H2:.H36])" office:value-type="float" office:value="27.957" calcext:value-type="float">
            <text:p>27,957</text:p>
          </table:table-cell>
          <table:table-cell table:style-name="ce1" table:number-columns-repeated="2"/>
          <table:table-cell table:style-name="ce1" table:formula="of:=SUM([.K2:.K36])" office:value-type="float" office:value="18.5342" calcext:value-type="float">
            <text:p>18,5342</text:p>
          </table:table-cell>
          <table:table-cell table:style-name="ce1" table:number-columns-repeated="1012"/>
          <table:table-cell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acheter en plus : nappe</text:p>
          </table:table-cell>
          <table:table-cell table:number-columns-repeated="4"/>
          <table:table-cell table:style-name="ce6" office:value-type="string" calcext:value-type="string">
            <text:p><text:a xlink:href="http://www.mouser.fr/ProductDetail/Molex/92315-0620/?qs=sGAEpiMZZMuw1rG4%252bG7fppmX45GF4%252bkx" xlink:type="simple">538-92315-0620</text:a></text:p>
          </table:table-cell>
          <table:table-cell office:value-type="float" office:value="1.24" calcext:value-type="float">
            <text:p>1,24</text:p>
          </table:table-cell>
          <table:table-cell/>
          <table:table-cell table:style-name="ce6" office:value-type="float" office:value="3032140" calcext:value-type="float">
            <text:p>3032140</text:p>
          </table:table-cell>
          <table:table-cell office:value-type="float" office:value="1.86" calcext:value-type="float">
            <text:p>1,86</text:p>
          </table:table-cell>
          <table:table-cell table:number-columns-repeated="1014"/>
        </table:table-row>
      </table:table>
      <table:named-expressions/>
      <table:database-ranges>
        <table:database-range table:name="__Anonymous_Sheet_DB__0" table:target-range-address="massue_bento_v4.A1:massue_bento_v4.D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7">00/00/0000</text:date>, <text:time style:data-style-name="N2" text:time-value="12:56:23.05939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MacOSX_x86 LibreOffice_project/3a87456aaa6a95c63eea1c1b3201acedf0751bd5</meta:generator>
    <dc:date>2016-06-17T14:56:38.246474000</dc:date>
    <meta:editing-duration>PT6H6M21S</meta:editing-duration>
    <meta:editing-cycles>22</meta:editing-cycles>
    <meta:document-statistic meta:table-count="1" meta:cell-count="370" meta:object-count="0"/>
  </office:meta>
</office:document-meta>
</file>